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ru Kusoku struck the base of the combined arcade pad annoyedly. “How did you win?” he exclaimed with a sudden change of expression. The boy on the other end sported a blank expression and just shrugged. “I could have sworn you placed in regionals, but it could be anyone,” said Giru, waved respectfully, shortly before leaving to the bar area.</text:p>
      <text:p text:style-name="Standard"/>
      <text:p text:style-name="Standard">Kusoku walked over to the Gundam IV arena and decided to coach and spectate. Glancing around to the outside, the weather was still holding up. It would probably be that way into the evening without any sort of hitch. The guy to his left got up and got crucial about the skills used by Kusoku's attendee. He just kind of laughed it off, suggesting it was more a niche transition. The guy seemed pleased to know. “The NKI-07 is getting more popular,” stated Gogito factitiously. Everyone seemed in accord enough about it. “Not too shabby but still need more leg upgrade that is a bit out of the ballpark,” Gogito continued. “Most of the time, it is not the most pwn.” Mugen was passing through and often contributed his two cents about changing metagame. Gogito nodded, “Hmm, it is too meta.”</text:p>
      <text:p text:style-name="Standard">Kusoku seemed unconcerned about the popularity changes and was more into judging how the whethering on the upper frame would hold out into the endgame. Not having Drive-S is what he said one time shift the entire metagame to the direction to adjusting playstyle and position depending on S or A class* (based on playstyle, S is more focused on blinks/movements vs A on leaps/teleports). It brought in several C class (generally not used nearly as often, can have benefits of stance, just majority of the time is not good).</text:p>
      <text:p text:style-name="Standard"/>
      <text:p text:style-name="Standard">A bird outside flew up the window, started chirping, then flew off. Shuuji glanced in that direction and resumed playing. “The bird will sometimes tell about wind,” Unado said, his ancient eyes casting a glare in the direction of the shop entrance. Masuto Nigori nodded and attended once again to his dungeon sheets and die.</text:p>
      <text:p text:style-name="Standard"/>
      <text:p text:style-name="Standard">Johnny and Gogito were busy coaching just in general. Kusoku laughing silently, more ingrained in the game. Kusoku didn't like the idea of having to team up with Gogito in the past and ended up avoiding a lot of conversations with him. When confronted by Gogito, he didn't really have much of a reason but Gogito seemed to understand. Later on they ended up filling a coach position together but Gogito having stubbed his pinky once or twice ended up becoming too afraid of jamming his pinky when playing the game. One time in April, Gogito asked him why it was that he was so concerned now and not then. Never having thought much about the answer, he got defensive and made something up about thinking he was gay. After having talked to Johnny, they reasoned it was probably not true, even if he had seen a lot of degenerative paraphernalia in his time. Gogito had no qualms about driving after some time, even if the wheel was still problematic to those concerns about jamming his pinky. He often thought it might be time to wear gloves to assist himself in getting used using the wheel again. Kusoku enjoyed helping people when it came to stuff like this, or reinventing their old techniques in a new light but at some point he and Johnny were talking and said they all had to deal with these affairs in a new light.</text:p>
      <text:p text:style-name="Standard"/>
      <text:p text:style-name="Standard">Everyone respected Johnny's skill, especially at fighting games. As far as the most diverse S-class rankers go, he was more or less unmatched. This was a top level definition. Unfortunetely after he stopped showing up in Nakano as often, a ton of black people started invading the arcade, lowering the quality of the gaming environment. The owners ended up banning “rowdy and annoying” customers after several complaints were made. It took all of 3 weeks to evac the place of the foreigners. “They just make the black peoples look bad,” Johnny said in broken English. More or less everyone suspected he already spoke the language, seeing as everyone else he knew did fluently. That was what annoyed people regarding Johnny's style. They claimed he was sell out, but he often shrugged it off as a compliment. What made him mad however, was being accused of being an unskilled nigger. That was <text:soft-page-break/>annoying since he didn't like most black people, especially after the arcade incident. “You are too concerned about big play, most people do not do big plays, and foreign techniques are not possible to adapt to your playstyle. You're going to end up stagnating,” Itsuo, the arcade owner said very plainly one day. “I don't need to lecture you on what you already know, just stop playing non-serious games, I know you think it is this foreigner “swog”, but it is very not humorous. Just the idea of humor at all and laughing at being the shit play on League of Legend is so crass. You are better than that, stop the troll and take the more game seriously.” Shortly after Johnny decided to take a sebatical from his more or less occupatory position of one of the grandmasters in the game. The officials said it would stick, if he didn't suck the ass upon his return. No one really doubted Johnny, that was certain.</text:p>
      <text:p text:style-name="Standard"/>
      <text:p text:style-name="Standard">Shuuji Shima, as he was often called by his close friends retired to playing Hinokami no Te by himself, before deciding to queue online. Giru was screaming about something or other in the corner, while Shuuji watched silently like usual. Nothing was particular about today, in terms of happenings, the whole fucking town was boring like usual. A real banger of a song played on the radio and naturally it would ordinarily be up to one of the remaining black people to request a song change, but it looked like he would have to do it this time. He walked over to the counter before deciding to leave the place. “Now that Giru is unconcerned with exploring border areas, he spends too much time at the arcade,” he thought. Giru walked out of the arcade shortly before he decided to leave, which annoyed him. “This tends to happen during shopping events,” Megumi said, sitting next to him trying to act nice. Shuuji got up and left.</text:p>
      <text:p text:style-name="Standard"/>
      <text:p text:style-name="Standard">T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3T15:18:28.71</meta:creation-date>
    <meta:generator>OpenOffice/4.1.7$Win32 OpenOffice.org_project/417m1$Build-9800</meta:generator>
    <dc:date>2023-04-21T18:48:57.29</dc:date>
    <meta:editing-duration>PT11H46M19S</meta:editing-duration>
    <meta:editing-cycles>9</meta:editing-cycles>
    <meta:document-statistic meta:table-count="0" meta:image-count="0" meta:object-count="0" meta:page-count="2" meta:paragraph-count="8" meta:word-count="1069" meta:character-count="6037"/>
  </office:meta>
</office:document-meta>
</file>